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fo:font-weight="bold" officeooo:rsid="000d3ae5" officeooo:paragraph-rsid="000d3ae5" fo:background-color="#00e472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6pt" fo:font-weight="bold" officeooo:rsid="000b8b29" officeooo:paragraph-rsid="000b8b29" fo:background-color="transparent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6pt" fo:font-weight="normal" officeooo:rsid="000b8b29" officeooo:paragraph-rsid="000b8b29" fo:background-color="transparent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6pt" fo:font-weight="normal" officeooo:rsid="000b8b29" officeooo:paragraph-rsid="000d3ae5" fo:background-color="transparent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6pt" fo:font-weight="normal" officeooo:rsid="000b8b29" officeooo:paragraph-rsid="000d3ae5" fo:background-color="transparent" style:font-size-asian="16pt" style:font-weight-asian="normal" style:font-size-complex="16pt" style:font-weight-complex="normal"/>
    </style:style>
    <style:style style:name="P6" style:family="paragraph" style:parent-style-name="Text_20_body">
      <style:paragraph-properties fo:text-align="start" style:justify-single-word="false"/>
      <style:text-properties officeooo:paragraph-rsid="000b8b29"/>
    </style:style>
    <style:style style:name="P7" style:family="paragraph" style:parent-style-name="Text_20_body">
      <style:text-properties fo:font-size="14pt" fo:font-weight="bold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3bc64" officeooo:paragraph-rsid="000b8b29" fo:background-color="#87d1d1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05bdca" officeooo:paragraph-rsid="000b8b29" fo:background-color="#00e472" style:font-size-asian="16pt" style:font-weight-asian="bold" style:font-size-complex="16pt" style:font-weight-complex="bold"/>
    </style:style>
    <style:style style:name="P10" style:family="paragraph" style:parent-style-name="Heading_20_1">
      <style:paragraph-properties fo:text-align="start" style:justify-single-word="false"/>
      <style:text-properties fo:font-size="16pt" fo:font-weight="bold" officeooo:rsid="0005bdca" officeooo:paragraph-rsid="000b8b29" fo:background-color="#00e472" style:font-size-asian="16pt" style:font-weight-asian="bold" style:font-size-complex="16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size="16pt" fo:font-weight="bold" officeooo:rsid="000b8b29" officeooo:paragraph-rsid="000b8b29" fo:background-color="transparent" style:font-size-asian="16pt" style:font-weight-asian="bold" style:font-size-complex="16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font-size="16pt" fo:font-weight="normal" officeooo:rsid="000b8b29" officeooo:paragraph-rsid="000b8b29" fo:background-color="transparent" style:font-size-asian="16pt" style:font-weight-asian="normal" style:font-size-complex="16pt" style:font-weight-complex="normal"/>
    </style:style>
    <style:style style:name="P13" style:family="paragraph" style:parent-style-name="Preformatted_20_Text">
      <style:text-properties fo:font-size="13pt" style:font-size-asian="13pt" style:font-size-complex="13pt"/>
    </style:style>
    <style:style style:name="P14" style:family="paragraph" style:parent-style-name="Preformatted_20_Text">
      <style:paragraph-properties fo:text-align="start" style:justify-single-word="false"/>
      <style:text-properties fo:font-size="13pt" fo:font-weight="normal" officeooo:rsid="000b8b29" officeooo:paragraph-rsid="000b8b29" fo:background-color="transparent" style:font-size-asian="13pt" style:font-weight-asian="normal" style:font-size-complex="13pt" style:font-weight-complex="normal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P16" style:family="paragraph" style:parent-style-name="Preformatted_20_Text">
      <style:paragraph-properties fo:margin-top="0in" fo:margin-bottom="0.1965in" loext:contextual-spacing="false"/>
      <style:text-properties fo:font-size="13pt" style:font-size-asian="13pt" style:font-size-complex="13pt"/>
    </style:style>
    <style:style style:name="T1" style:family="text">
      <style:text-properties officeooo:rsid="00034d5a"/>
    </style:style>
    <style:style style:name="T2" style:family="text">
      <style:text-properties officeooo:rsid="000b8b29"/>
    </style:style>
    <style:style style:name="T3" style:family="text">
      <style:text-properties fo:font-size="16pt" fo:font-weight="bold" officeooo:rsid="000b8b29" fo:background-color="transparent" loext:char-shading-value="0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3ae5" style:font-weight-asian="bold" style:font-weight-complex="bold"/>
    </style:style>
    <style:style style:name="T6" style:family="text">
      <style:text-properties fo:font-weight="bold" fo:background-color="#00e472" loext:char-shading-value="0" style:font-weight-asian="bold" style:font-weight-complex="bold"/>
    </style:style>
    <style:style style:name="T7" style:family="text">
      <style:text-properties fo:font-weight="bold" officeooo:rsid="000d3ae5" fo:background-color="#00e472" loext:char-shading-value="0" style:font-weight-asian="bold" style:font-weight-complex="bold"/>
    </style:style>
    <style:style style:name="T8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officeooo:rsid="000d3ae5"/>
    </style:style>
    <style:style style:name="T12" style:family="text">
      <style:text-properties fo:background-color="#00e472" loext:char-shading-value="0"/>
    </style:style>
    <style:style style:name="T13" style:family="text">
      <style:text-properties fo:font-size="20pt" fo:font-weight="bold" officeooo:rsid="000d3ae5" style:font-size-asian="20pt" style:font-weight-asian="bold" style:font-size-complex="20pt" style:font-weight-complex="bold"/>
    </style:style>
    <style:style style:name="T14" style:family="text">
      <style:text-properties fo:font-size="20pt" fo:font-weight="bold" officeooo:rsid="000d3ae5" fo:background-color="#00e472" loext:char-shading-value="0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OF <text:span text:style-name="T2">Sixth</text:span> Session( Dec <text:span text:style-name="T1">25-30</text:span> )</text:p>
      <text:p text:style-name="P8"/>
      <text:p text:style-name="P9">Section 1<text:span text:style-name="T2">4</text:span> </text:p>
      <text:p text:style-name="P9"/>
      <text:h text:style-name="P10" text:outline-level="1"><text:bookmark text:name="Web-Scraping-in-Python"/>Web Scraping in Python</text:h>
      <text:p text:style-name="P2"/>
      <text:p text:style-name="P6"><text:span text:style-name="T3">In this section it was more of doing web development and was really intresting stuff .<text:line-break/></text:span></text:p>
      <text:p text:style-name="P6"><text:span text:style-name="T3">A few points which we should keep in mind before scraping are :</text:span></text:p>
      <text:p text:style-name="P6"><text:span text:style-name="T3"><text:line-break/></text:span><text:span text:style-name="T8">1.) You should check a site's terms and conditions before you scrape them.</text:span></text:p>
      <text:p text:style-name="P7">2.) Space out your requests so you don't overload the site's server, doing this could get you blocked.</text:p>
      <text:p text:style-name="P7">3.) Scrapers break after time - web pages change their layout all the time, you'll more than likely have to rewrite your code.</text:p>
      <text:p text:style-name="P7">4.) Web pages are usually inconsistent, more than likely you'll have to clean up the data after scraping it.</text:p>
      <text:p text:style-name="P7">5.) Every web page and situation is different, you'll have to spend time configuring your scraper.</text:p>
      <text:p text:style-name="P2"/>
      <text:p text:style-name="P2">The main import for scraping is :</text:p>
      <text:p text:style-name="P11">from bs4 import BeautifulSoup</text:p>
      <text:p text:style-name="P15">import requests</text:p>
      <text:p text:style-name="P2">→ To create an object of that type we write :</text:p>
      <text:p text:style-name="P6"><text:span text:style-name="T3"><text:s text:c="2"/></text:span><text:span text:style-name="T9">result = requests.get(url)</text:span></text:p>
      <text:p text:style-name="Preformatted_20_Text">c = result.content</text:p>
      <text:p text:style-name="Preformatted_20_Text"/>
      <text:p text:style-name="Preformatted_20_Text"># Set as Beautiful Soup Object</text:p>
      <text:p text:style-name="P15">soup = BeautifulSoup(c)</text:p>
      <text:p text:style-name="P2"><text:soft-page-break/><text:span text:style-name="T9">→ To grab every HtmL cell in it :</text:span></text:p>
      <text:p text:style-name="P11"><text:span text:style-name="T9">for tr in rows:</text:span></text:p>
      <text:p text:style-name="Preformatted_20_Text"><text:s text:c="4"/><text:span text:style-name="T10">cols = tr.findAll('td')</text:span></text:p>
      <text:p text:style-name="P13"><text:s text:c="4"/># Check to see if text is in the row</text:p>
      <text:p text:style-name="P13"><text:s text:c="4"/>for td in cols:</text:p>
      <text:p text:style-name="P13"><text:s text:c="8"/>text = td.find(text=True) </text:p>
      <text:p text:style-name="P13"><text:s text:c="8"/>print text,</text:p>
      <text:p text:style-name="P16"><text:s text:c="8"/>data.append(text)</text:p>
      <text:p text:style-name="P2">Now using Series and Dataframe and manipulating and playing with data ;</text:p>
      <text:p text:style-name="P2"/>
      <text:p text:style-name="P14">date = Series(date)<text:line-break/></text:p>
      <text:p text:style-name="P16">reports = Series(reports)</text:p>
      <text:p text:style-name="P14">legislative_df = pd.concat([date,reports],axis=1)</text:p>
      <text:p text:style-name="P12"/>
      <text:p text:style-name="P14">legislative_df.columns = ['Date','Reports']</text:p>
      <text:p text:style-name="P3"/>
      <text:p text:style-name="P4">Thats It, We have Learned a lot of stuff ranging from simple arrays to big data sets and handling them.</text:p>
      <text:p text:style-name="P4"/>
      <text:p text:style-name="P5"><text:span text:style-name="T14">Thank You </text:span><text:line-break/><text:line-break/></text:p>
      <text:p text:style-name="P5"><text:s text:c="31"/></text:p>
      <text:p text:style-name="P1"><text:s text:c="15"/>KUMAR PARITOSH <text:s text:c="11"/></text:p>
      <text:p text:style-name="P1"><text:s text:c="21"/>160116045 <text:s text:c="25"/></text:p>
      <text:p text:style-name="P1">DATA ANALYTICS WITH PYTHO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5:25:48.159888917</meta:creation-date>
    <dc:date>2017-12-31T15:46:37.749305375</dc:date>
    <meta:editing-duration>PT8M4S</meta:editing-duration>
    <meta:editing-cycles>1</meta:editing-cycles>
    <meta:document-statistic meta:table-count="0" meta:image-count="0" meta:object-count="0" meta:page-count="2" meta:paragraph-count="37" meta:word-count="259" meta:character-count="1642" meta:non-whitespace-character-count="1268"/>
    <meta:generator>LibreOffice/5.4.1.2$Linux_X86_64 LibreOffice_project/40m0$Build-2</meta:generator>
  </office:meta>
</office:document-meta>
</file>